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Calc Guide</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chno,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znam</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e nastavení s možnostmi</text:p>
            </table:table-cell>
          </table:table-row>
          <table:table-row table:style-name="Table5.1">
            <table:table-cell table:style-name="Table5.A2" office:value-type="string">
              <text:p text:style-name="P19">Klep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jiný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t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ase table"/><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ame</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as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N<text:span text:style-name="T470">ote</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as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